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506be" officeooo:paragraph-rsid="000506be" style:font-size-asian="10pt" style:font-size-complex="10pt"/>
    </style:style>
    <style:style style:name="P2" style:family="paragraph" style:parent-style-name="Standard" style:list-style-name="L2">
      <style:text-properties fo:font-size="10pt" fo:font-weight="bold" officeooo:paragraph-rsid="000506be" style:font-size-asian="10pt" style:font-weight-asian="bold" style:font-size-complex="10pt" style:font-weight-complex="bold"/>
    </style:style>
    <style:style style:name="P3" style:family="paragraph" style:parent-style-name="Standard" style:list-style-name="L2">
      <style:text-properties fo:font-size="10pt" fo:font-weight="bold" officeooo:rsid="00067bb0" officeooo:paragraph-rsid="00067bb0" style:font-size-asian="10pt" style:font-weight-asian="bold" style:font-size-complex="10pt" style:font-weight-complex="bold"/>
    </style:style>
    <style:style style:name="T1" style:family="text">
      <style:text-properties officeooo:rsid="000506b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06be" style:font-weight-asian="normal" style:font-weight-complex="normal"/>
    </style:style>
    <style:style style:name="T4" style:family="text">
      <style:text-properties officeooo:rsid="000752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int ADT</text:p>
      <text:p text:style-name="P1"/>
      <text:p text:style-name="P1">Point репрезентує географічну точку на місцевості з назвою, широтою та довготою. </text:p>
      <text:p text:style-name="P1"/>
      <text:list xml:id="list4184614735" text:style-name="L2">
        <text:list-item>
          <text:p text:style-name="P2"><text:span text:style-name="T1">Point(name, lat, lon): </text:span><text:span text:style-name="T3">створює об’єкт Point з заданою назвою, географічною широтою та довготою та початковою різницею з ідеальними погодними умовами за замовчуванням 0</text:span></text:p>
        </text:list-item>
        <text:list-item>
          <text:p text:style-name="P2">__<text:span text:style-name="T1">str__(self): </text:span><text:span text:style-name="T3">повертає дані типу str, що репрезентують цю точку. Наприклад: Drohobych,49.358012,23.512319</text:span></text:p>
        </text:list-item>
        <text:list-item>
          <text:p text:style-name="P3">find_distance(another_point): <text:span text:style-name="T2">знаходить відстань від точки до іншої та повертає її у кілометрах</text:span></text:p>
        </text:list-item>
        <text:list-item>
          <text:p text:style-name="P3">we<text:span text:style-name="T4">a</text:span>ther_forecast(): <text:span text:style-name="T2">повертає список з тьюплів (температура, вологість), зо репрезентують погоду у цій точці на наступні 5 днів з перервою у 3 години та за виключенням часу</text:span></text:p>
        </text:list-item>
        <text:list-item>
          <text:p text:style-name="P3">is_good(): <text:span text:style-name="T2">повертає булеве значення, яке визначає, чи є погода у цій точці сприятливою для астматиків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5:01:33.334083519</meta:creation-date>
    <dc:date>2018-04-30T16:20:22.116894884</dc:date>
    <meta:editing-duration>PT8M7S</meta:editing-duration>
    <meta:editing-cycles>1</meta:editing-cycles>
    <meta:document-statistic meta:table-count="0" meta:image-count="0" meta:object-count="0" meta:page-count="1" meta:paragraph-count="7" meta:word-count="105" meta:character-count="735" meta:non-whitespace-character-count="641"/>
    <meta:generator>LibreOffice/5.4.5.1$Linux_X86_64 LibreOffice_project/40$Build-1</meta:generator>
  </office:meta>
</office:document-meta>
</file>